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#include &lt;stdio.h&gt;</text:p>
      <text:p text:style-name="Preformatted_20_Text">#include &lt;stdbool.h&gt;</text:p>
      <text:p text:style-name="Preformatted_20_Text">#include &lt;limits.h&gt;</text:p>
      <text:p text:style-name="Preformatted_20_Text"></text:p>
      <text:p text:style-name="Preformatted_20_Text">#define MAX_FRAMES 10</text:p>
      <text:p text:style-name="Preformatted_20_Text">#define MAX_PAGES 20</text:p>
      <text:p text:style-name="Preformatted_20_Text"></text:p>
      <text:p text:style-name="Preformatted_20_Text">bool pageExists(int frames[], int n_frames, int page) {</text:p>
      <text:p text:style-name="Preformatted_20_Text"><text:s text:c="4"/>for (int i = 0; i &lt; n_frames; i++)</text:p>
      <text:p text:style-name="Preformatted_20_Text"><text:s text:c="8"/>if (frames[i] == page)</text:p>
      <text:p text:style-name="Preformatted_20_Text"><text:s text:c="12"/>return true;</text:p>
      <text:p text:style-name="Preformatted_20_Text"><text:s text:c="4"/>return false;</text:p>
      <text:p text:style-name="Preformatted_20_Text">}</text:p>
      <text:p text:style-name="Preformatted_20_Text"></text:p>
      <text:p text:style-name="Preformatted_20_Text">void displayFrames(int frames[], int n_frames) {</text:p>
      <text:p text:style-name="Preformatted_20_Text"><text:soft-page-break/><text:s text:c="4"/>for (int i = 0; i &lt; n_frames; i++) {</text:p>
      <text:p text:style-name="Preformatted_20_Text"><text:s text:c="8"/>if (frames[i] == -1)</text:p>
      <text:p text:style-name="Preformatted_20_Text"><text:s text:c="12"/>printf("[ ] ");</text:p>
      <text:p text:style-name="Preformatted_20_Text"><text:s text:c="8"/>else</text:p>
      <text:p text:style-name="Preformatted_20_Text"><text:s text:c="12"/>printf("[%d] ", frames[i]);</text:p>
      <text:p text:style-name="Preformatted_20_Text"><text:s text:c="4"/>}</text:p>
      <text:p text:style-name="Preformatted_20_Text"><text:s text:c="4"/>printf("\n");</text:p>
      <text:p text:style-name="Preformatted_20_Text">}</text:p>
      <text:p text:style-name="Preformatted_20_Text"></text:p>
      <text:p text:style-name="Preformatted_20_Text">void fifo(int pages[], int n_pages, int n_frames) {</text:p>
      <text:p text:style-name="Preformatted_20_Text"><text:s text:c="4"/>int frames[MAX_FRAMES], current = 0, hits = 0, faults = 0;</text:p>
      <text:p text:style-name="Preformatted_20_Text"><text:s text:c="4"/>for (int i = 0; i &lt; n_frames; i++) frames[i] = -1;</text:p>
      <text:p text:style-name="Preformatted_20_Text"></text:p>
      <text:p text:style-name="Preformatted_20_Text"><text:s text:c="4"/>printf("\nFIFO Page Replacement:\n");</text:p>
      <text:p text:style-name="Preformatted_20_Text"><text:s text:c="4"/>for (int i = 0; i &lt; n_pages; i++) {</text:p>
      <text:p text:style-name="Preformatted_20_Text"><text:s text:c="8"/>printf("Page request %d: ", pages[i]);</text:p>
      <text:p text:style-name="Preformatted_20_Text"><text:s text:c="8"/>if (!pageExists(frames, n_frames, pages[i])) {</text:p>
      <text:p text:style-name="Preformatted_20_Text"><text:s text:c="12"/>frames[current] = pages[i];</text:p>
      <text:p text:style-name="Preformatted_20_Text"><text:s text:c="12"/>current = (current + 1) % n_frames;</text:p>
      <text:p text:style-name="Preformatted_20_Text"><text:s text:c="12"/>faults++;</text:p>
      <text:p text:style-name="Preformatted_20_Text"><text:s text:c="12"/>printf("Miss! ");</text:p>
      <text:p text:style-name="Preformatted_20_Text"><text:s text:c="8"/>} else {</text:p>
      <text:p text:style-name="Preformatted_20_Text"><text:s text:c="12"/>hits++;</text:p>
      <text:p text:style-name="Preformatted_20_Text"><text:s text:c="12"/>printf("Hit! ");</text:p>
      <text:p text:style-name="Preformatted_20_Text"><text:s text:c="8"/>}</text:p>
      <text:p text:style-name="Preformatted_20_Text"><text:s text:c="8"/>displayFrames(frames, n_frames);</text:p>
      <text:p text:style-name="Preformatted_20_Text"><text:s text:c="4"/>}</text:p>
      <text:p text:style-name="Preformatted_20_Text"><text:s text:c="4"/>printf("\nTotal Hits: %d, Misses: %d\n", hits, faults);</text:p>
      <text:p text:style-name="Preformatted_20_Text">}</text:p>
      <text:p text:style-name="Preformatted_20_Text"></text:p>
      <text:p text:style-name="Preformatted_20_Text">void lru(int pages[], int n_pages, int n_frames) {</text:p>
      <text:p text:style-name="Preformatted_20_Text"><text:s text:c="4"/>int frames[MAX_FRAMES], last_used[MAX_FRAMES], hits = 0, faults = 0;</text:p>
      <text:p text:style-name="Preformatted_20_Text"><text:s text:c="4"/>for (int i = 0; i &lt; n_frames; i++) {</text:p>
      <text:p text:style-name="Preformatted_20_Text"><text:s text:c="8"/>frames[i] = -1;</text:p>
      <text:p text:style-name="Preformatted_20_Text"><text:s text:c="8"/>last_used[i] = -1;</text:p>
      <text:p text:style-name="Preformatted_20_Text"><text:s text:c="4"/>}</text:p>
      <text:p text:style-name="Preformatted_20_Text"></text:p>
      <text:p text:style-name="Preformatted_20_Text"><text:s text:c="4"/>printf("\nLRU Page Replacement:\n");</text:p>
      <text:p text:style-name="Preformatted_20_Text"><text:s text:c="4"/>for (int i = 0; i &lt; n_pages; i++) {</text:p>
      <text:p text:style-name="Preformatted_20_Text"><text:s text:c="8"/>printf("Page request %d: ", pages[i]);</text:p>
      <text:p text:style-name="Preformatted_20_Text"><text:s text:c="8"/>if (!pageExists(frames, n_frames, pages[i])) {</text:p>
      <text:p text:style-name="Preformatted_20_Text"><text:s text:c="12"/>int lru_idx = 0, min_time = INT_MAX;</text:p>
      <text:p text:style-name="Preformatted_20_Text"><text:s text:c="12"/>for (int j = 0; j &lt; n_frames; j++) {</text:p>
      <text:p text:style-name="Preformatted_20_Text"><text:s text:c="16"/>if (frames[j] == -1) {</text:p>
      <text:p text:style-name="Preformatted_20_Text"><text:s text:c="20"/>lru_idx = j;</text:p>
      <text:p text:style-name="Preformatted_20_Text"><text:s text:c="20"/>break;</text:p>
      <text:p text:style-name="Preformatted_20_Text"><text:s text:c="16"/>}</text:p>
      <text:p text:style-name="Preformatted_20_Text"><text:s text:c="16"/>if (last_used[j] &lt; min_time) {</text:p>
      <text:p text:style-name="Preformatted_20_Text"><text:s text:c="20"/>min_time = last_used[j];</text:p>
      <text:p text:style-name="Preformatted_20_Text"><text:s text:c="20"/>lru_idx = j;</text:p>
      <text:p text:style-name="Preformatted_20_Text"><text:s text:c="16"/>}</text:p>
      <text:p text:style-name="Preformatted_20_Text"><text:s text:c="12"/>}</text:p>
      <text:p text:style-name="Preformatted_20_Text"><text:s text:c="12"/>frames[lru_idx] = pages[i];</text:p>
      <text:p text:style-name="Preformatted_20_Text"><text:s text:c="12"/>last_used[lru_idx] = i;</text:p>
      <text:p text:style-name="Preformatted_20_Text"><text:s text:c="12"/>faults++;</text:p>
      <text:p text:style-name="Preformatted_20_Text"><text:s text:c="12"/>printf("Miss! ");</text:p>
      <text:p text:style-name="Preformatted_20_Text"><text:s text:c="8"/>} else {</text:p>
      <text:p text:style-name="Preformatted_20_Text"><text:s text:c="12"/>for (int j = 0; j &lt; n_frames; j++)</text:p>
      <text:p text:style-name="Preformatted_20_Text"><text:s text:c="16"/>if (frames[j] == pages[i]) last_used[j] = i;</text:p>
      <text:p text:style-name="Preformatted_20_Text"><text:s text:c="12"/>hits++;</text:p>
      <text:p text:style-name="Preformatted_20_Text"><text:s text:c="12"/>printf("Hit! ");</text:p>
      <text:p text:style-name="Preformatted_20_Text"><text:s text:c="8"/>}</text:p>
      <text:p text:style-name="Preformatted_20_Text"><text:s text:c="8"/>displayFrames(frames, n_frames);</text:p>
      <text:p text:style-name="Preformatted_20_Text"><text:s text:c="4"/>}</text:p>
      <text:p text:style-name="Preformatted_20_Text"><text:soft-page-break/><text:s text:c="4"/>printf("\nTotal Hits: %d, Misses: %d\n", hits, faults);</text:p>
      <text:p text:style-name="Preformatted_20_Text">}</text:p>
      <text:p text:style-name="Preformatted_20_Text"></text:p>
      <text:p text:style-name="Preformatted_20_Text">void optimal(int pages[], int n_pages, int n_frames) {</text:p>
      <text:p text:style-name="Preformatted_20_Text"><text:s text:c="4"/>int frames[MAX_FRAMES], hits = 0, faults = 0;</text:p>
      <text:p text:style-name="Preformatted_20_Text"><text:s text:c="4"/>for (int i = 0; i &lt; n_frames; i++) frames[i] = -1;</text:p>
      <text:p text:style-name="Preformatted_20_Text"></text:p>
      <text:p text:style-name="Preformatted_20_Text"><text:s text:c="4"/>printf("\nOptimal Page Replacement:\n");</text:p>
      <text:p text:style-name="Preformatted_20_Text"><text:s text:c="4"/>for (int i = 0; i &lt; n_pages; i++) {</text:p>
      <text:p text:style-name="Preformatted_20_Text"><text:s text:c="8"/>printf("Page request %d: ", pages[i]);</text:p>
      <text:p text:style-name="Preformatted_20_Text"><text:s text:c="8"/>if (!pageExists(frames, n_frames, pages[i])) {</text:p>
      <text:p text:style-name="Preformatted_20_Text"><text:s text:c="12"/>int replace_idx = -1, farthest = i + 1, future[MAX_FRAMES];</text:p>
      <text:p text:style-name="Preformatted_20_Text"><text:s text:c="12"/>for (int j = 0; j &lt; n_frames; j++) future[j] = INT_MAX;</text:p>
      <text:p text:style-name="Preformatted_20_Text"></text:p>
      <text:p text:style-name="Preformatted_20_Text"><text:s text:c="12"/>for (int j = 0; j &lt; n_frames; j++) {</text:p>
      <text:p text:style-name="Preformatted_20_Text"><text:s text:c="16"/>if (frames[j] == -1) {</text:p>
      <text:p text:style-name="Preformatted_20_Text"><text:s text:c="20"/>replace_idx = j;</text:p>
      <text:p text:style-name="Preformatted_20_Text"><text:s text:c="20"/>break;</text:p>
      <text:p text:style-name="Preformatted_20_Text"><text:s text:c="16"/>}</text:p>
      <text:p text:style-name="Preformatted_20_Text"><text:s text:c="16"/>for (int k = i + 1; k &lt; n_pages; k++)</text:p>
      <text:p text:style-name="Preformatted_20_Text"><text:s text:c="20"/>if (frames[j] == pages[k]) {</text:p>
      <text:p text:style-name="Preformatted_20_Text"><text:s text:c="24"/>future[j] = k;</text:p>
      <text:p text:style-name="Preformatted_20_Text"><text:s text:c="24"/>break;</text:p>
      <text:p text:style-name="Preformatted_20_Text"><text:s text:c="20"/>}</text:p>
      <text:p text:style-name="Preformatted_20_Text"><text:s text:c="12"/>}</text:p>
      <text:p text:style-name="Preformatted_20_Text"></text:p>
      <text:p text:style-name="Preformatted_20_Text"><text:s text:c="12"/>if (replace_idx == -1) {</text:p>
      <text:p text:style-name="Preformatted_20_Text"><text:s text:c="16"/>int max_future = -1;</text:p>
      <text:p text:style-name="Preformatted_20_Text"><text:s text:c="16"/>for (int j = 0; j &lt; n_frames; j++)</text:p>
      <text:p text:style-name="Preformatted_20_Text"><text:s text:c="20"/>if (future[j] &gt; max_future) {</text:p>
      <text:p text:style-name="Preformatted_20_Text"><text:s text:c="24"/>max_future = future[j];</text:p>
      <text:p text:style-name="Preformatted_20_Text"><text:s text:c="24"/>replace_idx = j;</text:p>
      <text:p text:style-name="Preformatted_20_Text"><text:s text:c="20"/>}</text:p>
      <text:p text:style-name="Preformatted_20_Text"><text:s text:c="12"/>}</text:p>
      <text:p text:style-name="Preformatted_20_Text"><text:s text:c="12"/>frames[replace_idx] = pages[i];</text:p>
      <text:p text:style-name="Preformatted_20_Text"><text:s text:c="12"/>faults++;</text:p>
      <text:p text:style-name="Preformatted_20_Text"><text:s text:c="12"/>printf("Miss! ");</text:p>
      <text:p text:style-name="Preformatted_20_Text"><text:s text:c="8"/>} else {</text:p>
      <text:p text:style-name="Preformatted_20_Text"><text:s text:c="12"/>hits++;</text:p>
      <text:p text:style-name="Preformatted_20_Text"><text:s text:c="12"/>printf("Hit! ");</text:p>
      <text:p text:style-name="Preformatted_20_Text"><text:s text:c="8"/>}</text:p>
      <text:p text:style-name="Preformatted_20_Text"><text:s text:c="8"/>displayFrames(frames, n_frames);</text:p>
      <text:p text:style-name="Preformatted_20_Text"><text:s text:c="4"/>}</text:p>
      <text:p text:style-name="Preformatted_20_Text"><text:s text:c="4"/>printf("\nTotal Hits: %d, Misses: %d\n", hits, faults);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pages[MAX_PAGES], n_pages, n_frames, choice;</text:p>
      <text:p text:style-name="Preformatted_20_Text"><text:s text:c="4"/></text:p>
      <text:p text:style-name="Preformatted_20_Text"><text:s text:c="4"/>printf("Enter the number of page requests: ");</text:p>
      <text:p text:style-name="Preformatted_20_Text"><text:s text:c="4"/>scanf("%d", &amp;n_pages);</text:p>
      <text:p text:style-name="Preformatted_20_Text"><text:s text:c="4"/>printf("Enter the page requests: ");</text:p>
      <text:p text:style-name="Preformatted_20_Text"><text:s text:c="4"/>for (int i = 0; i &lt; n_pages; i++) scanf("%d", &amp;pages[i]);</text:p>
      <text:p text:style-name="Preformatted_20_Text"><text:s text:c="4"/></text:p>
      <text:p text:style-name="Preformatted_20_Text"><text:s text:c="4"/>printf("Enter the number of frames: ");</text:p>
      <text:p text:style-name="Preformatted_20_Text"><text:s text:c="4"/>scanf("%d", &amp;n_frames);</text:p>
      <text:p text:style-name="Preformatted_20_Text"></text:p>
      <text:p text:style-name="Preformatted_20_Text"><text:s text:c="4"/>printf("Select algorithm: 1 - FIFO, 2 - LRU, 3 - Optimal, 4 - All: ");</text:p>
      <text:p text:style-name="Preformatted_20_Text"><text:s text:c="4"/>scanf("%d", &amp;choice);</text:p>
      <text:p text:style-name="Preformatted_20_Text"></text:p>
      <text:p text:style-name="Preformatted_20_Text"><text:s text:c="4"/>switch (choice) {</text:p>
      <text:p text:style-name="Preformatted_20_Text"><text:s text:c="8"/>case 1: fifo(pages, n_pages, n_frames); break;</text:p>
      <text:p text:style-name="Preformatted_20_Text"><text:s text:c="8"/>case 2: lru(pages, n_pages, n_frames); break;</text:p>
      <text:p text:style-name="Preformatted_20_Text"><text:s text:c="8"/>case 3: optimal(pages, n_pages, n_frames); break;</text:p>
      <text:p text:style-name="Preformatted_20_Text"><text:soft-page-break/><text:s text:c="8"/>case 4:</text:p>
      <text:p text:style-name="Preformatted_20_Text"><text:s text:c="12"/>fifo(pages, n_pages, n_frames);</text:p>
      <text:p text:style-name="Preformatted_20_Text"><text:s text:c="12"/>lru(pages, n_pages, n_frames);</text:p>
      <text:p text:style-name="Preformatted_20_Text"><text:s text:c="12"/>optimal(pages, n_pages, n_frames);</text:p>
      <text:p text:style-name="Preformatted_20_Text"><text:s text:c="12"/>break;</text:p>
      <text:p text:style-name="Preformatted_20_Text"><text:s text:c="8"/>default: printf("Invalid choice.\n");</text:p>
      <text:p text:style-name="Preformatted_20_Text"><text:s text:c="4"/>}</text:p>
      <text:p text:style-name="Preformatted_20_Text"><text:s text:c="4"/>return 0;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4" meta:paragraph-count="201" meta:word-count="561" meta:character-count="4742" meta:non-whitespace-character-count="2901"/>
    <meta:generator>LibreOffice/7.4.7.2$Linux_X86_64 LibreOffice_project/40$Build-2</meta:generator>
  </office:meta>
</office:document-meta>
</file>